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 Black" svg:font-family="'Arial Black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fo:min-height="2.163cm" fo:min-width="5.469cm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 fo:min-height="9.783cm" fo:min-width="7.247cm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 fo:min-height="8.386cm" fo:min-width="7.247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.704cm" fo:min-width="2.485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559cm" fo:min-width="3.1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33cm"/>
    </style:style>
    <style:style style:name="gr7" style:family="graphic" style:parent-style-name="standard">
      <style:graphic-properties draw:fill-color="#cc66ff" draw:textarea-horizontal-align="justify" draw:textarea-vertical-align="middle" draw:auto-grow-height="false" fo:min-height="0.449cm" fo:min-width="2.29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632cm"/>
    </style:style>
    <style:style style:name="gr10" style:family="graphic" style:parent-style-name="standard">
      <style:graphic-properties draw:fill-color="#00ccff" draw:textarea-horizontal-align="justify" draw:textarea-vertical-align="middle" draw:auto-grow-height="false" fo:min-height="0.639cm" fo:min-width="1.532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639cm" fo:min-width="2.548cm"/>
    </style:style>
    <style:style style:name="gr12" style:family="graphic" style:parent-style-name="objectwithoutfill">
      <style:graphic-properties draw:marker-start="" draw:marker-start-width="0.3cm" draw:marker-end="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622cm" fo:min-width="1.913cm"/>
    </style:style>
    <style:style style:name="gr15" style:family="graphic" style:parent-style-name="standard">
      <style:graphic-properties draw:fill-color="#99ff66" draw:textarea-horizontal-align="justify" draw:textarea-vertical-align="middle" draw:auto-grow-height="false" fo:min-height="0.704cm" fo:min-width="2.6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cc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ff66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ffff99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style:font-name="Courier 10 Pitch1" fo:font-size="11pt" style:font-size-asian="11pt" style:font-size-complex="11pt"/>
    </style:style>
    <style:style style:name="P6" style:family="paragraph">
      <loext:graphic-properties draw:fill-color="#cc66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cc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style:font-name="Arial Black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Courier 10 Pitch1"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Arial Black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2.413cm" draw:transform="skewX (-0.00314159265358979) translate (7.85cm 6.20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747cm" svg:height="10.033cm" svg:x="11.216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47cm" svg:height="8.636cm" svg:x="2.016cm" svg:y="9.1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3.302cm" svg:height="1.27cm" svg:x="12.99cm" svg:y="9.89cm">
          <text:p text:style-name="P2"><text:span text:style-name="T1">betty lou's rep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xml:id="id1" draw:id="id1" draw:layer="layout" svg:width="5.207cm" svg:height="1.143cm" svg:x="12.19cm" svg:y="14.507cm">
          <text:p text:style-name="P2"><text:span text:style-name="T1">betty lou's workspace</text:span></text:p>
          <text:p text:style-name="P2"><text:span text:style-name="T1">(director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83cm" svg:height="0.704cm" svg:x="14.743cm" svg:y="11.348cm">
          <draw:text-box>
            <text:p><text:span text:style-name="T2">git commit</text:span></text:p>
          </draw:text-box>
        </draw:frame>
        <draw:custom-shape draw:style-name="gr7" draw:text-style-name="P6" xml:id="id2" draw:id="id2" draw:layer="layout" svg:width="5.588cm" svg:height="1.397cm" svg:x="11.999cm" svg:y="12.156cm">
          <text:p text:style-name="P2"><text:span text:style-name="T3">betty lou's</text:span></text:p>
          <text:p text:style-name="P2"><text:span text:style-name="T3">staging are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draw:type="line" svg:x1="14.794cm" svg:y1="14.507cm" svg:x2="14.793cm" svg:y2="13.553cm" draw:start-shape="id1" draw:start-glue-point="4" draw:end-shape="id2" draw:end-glue-point="6" svg:d="M14794 14507l-1-954" svg:viewBox="0 0 2 955">
          <text:p/>
        </draw:connector>
        <draw:connector draw:style-name="gr8" draw:text-style-name="P7" draw:layer="layout" draw:type="line" svg:x1="14.793cm" svg:y1="12.156cm" svg:x2="14.678cm" svg:y2="11.14cm" draw:start-shape="id2" draw:start-glue-point="4" svg:d="M14793 12156l-115-1016" svg:viewBox="0 0 116 1017">
          <text:p/>
        </draw:connector>
        <draw:frame draw:style-name="gr9" draw:text-style-name="P5" draw:layer="layout" svg:width="2.132cm" svg:height="0.704cm" svg:x="14.743cm" svg:y="13.748cm">
          <draw:text-box>
            <text:p><text:span text:style-name="T2">git add</text:span></text:p>
          </draw:text-box>
        </draw:frame>
        <draw:custom-shape draw:style-name="gr10" draw:text-style-name="P8" xml:id="id3" draw:id="id3" draw:layer="layout" svg:width="2.032cm" svg:height="0.889cm" svg:x="11.491cm" svg:y="16.347cm">
          <text:p text:style-name="P2"><text:span text:style-name="T4">Cat.java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4" draw:id="id4" draw:layer="layout" svg:width="3.048cm" svg:height="0.889cm" svg:x="15.555cm" svg:y="16.601cm">
          <text:p text:style-name="P2"><text:span text:style-name="T4">Hairball.java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12.952cm" svg:y1="15.483cm" svg:x2="12.507cm" svg:y2="16.347cm" draw:start-shape="id1" draw:start-glue-point="7" draw:end-shape="id3" draw:end-glue-point="0" svg:d="M12952 15483l-445 864" svg:viewBox="0 0 446 865">
          <text:p/>
        </draw:connector>
        <draw:connector draw:style-name="gr13" draw:text-style-name="P7" draw:layer="layout" draw:type="line" svg:x1="16.635cm" svg:y1="15.483cm" svg:x2="17.079cm" svg:y2="16.601cm" draw:start-shape="id1" draw:start-glue-point="9" draw:end-shape="id4" draw:end-glue-point="0" svg:d="M16635 15483l444 1118" svg:viewBox="0 0 445 1119">
          <text:p/>
        </draw:connector>
        <draw:custom-shape draw:style-name="gr4" draw:text-style-name="P3" xml:id="id7" draw:id="id7" draw:layer="layout" svg:width="3.302cm" svg:height="1.27cm" svg:x="4.086cm" svg:y="9.57cm">
          <text:p text:style-name="P2"><text:span text:style-name="T1">filbert's rep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xml:id="id5" draw:id="id5" draw:layer="layout" svg:width="5.207cm" svg:height="1.143cm" svg:x="2.99cm" svg:y="14.207cm">
          <text:p text:style-name="P2"><text:span text:style-name="T1">filbert's workspace</text:span></text:p>
          <text:p text:style-name="P2"><text:span text:style-name="T1">(director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83cm" svg:height="0.704cm" svg:x="5.543cm" svg:y="11.048cm">
          <draw:text-box>
            <text:p><text:span text:style-name="T2">git commit</text:span></text:p>
          </draw:text-box>
        </draw:frame>
        <draw:custom-shape draw:style-name="gr7" draw:text-style-name="P6" xml:id="id6" draw:id="id6" draw:layer="layout" svg:width="5.588cm" svg:height="1.397cm" svg:x="2.799cm" svg:y="11.856cm">
          <text:p text:style-name="P2"><text:span text:style-name="T3">filbert's</text:span></text:p>
          <text:p text:style-name="P2"><text:span text:style-name="T3">staging are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draw:type="line" svg:x1="5.594cm" svg:y1="14.207cm" svg:x2="5.593cm" svg:y2="13.253cm" draw:start-shape="id5" draw:start-glue-point="4" draw:end-shape="id6" draw:end-glue-point="6" svg:d="M5594 14207l-1-954" svg:viewBox="0 0 2 955">
          <text:p/>
        </draw:connector>
        <draw:connector draw:style-name="gr8" draw:text-style-name="P7" draw:layer="layout" draw:type="line" svg:x1="5.593cm" svg:y1="11.856cm" svg:x2="5.578cm" svg:y2="10.84cm" draw:start-shape="id6" draw:start-glue-point="4" draw:end-shape="id7" draw:end-glue-point="7" svg:d="M5593 11856l-15-1016" svg:viewBox="0 0 16 1017">
          <text:p/>
        </draw:connector>
        <draw:frame draw:style-name="gr9" draw:text-style-name="P5" draw:layer="layout" svg:width="2.132cm" svg:height="0.704cm" svg:x="5.543cm" svg:y="13.448cm">
          <draw:text-box>
            <text:p><text:span text:style-name="T2">git add</text:span></text:p>
          </draw:text-box>
        </draw:frame>
        <draw:custom-shape draw:style-name="gr10" draw:text-style-name="P8" xml:id="id8" draw:id="id8" draw:layer="layout" svg:width="2.032cm" svg:height="0.889cm" svg:x="2.291cm" svg:y="16.047cm">
          <text:p text:style-name="P2"><text:span text:style-name="T4">Cat.java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9" draw:id="id9" draw:layer="layout" svg:width="3.048cm" svg:height="0.889cm" svg:x="6.355cm" svg:y="16.301cm">
          <text:p text:style-name="P2"><text:span text:style-name="T4">Hairball.java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.752cm" svg:y1="15.183cm" svg:x2="3.307cm" svg:y2="16.047cm" draw:start-shape="id5" draw:start-glue-point="7" draw:end-shape="id8" draw:end-glue-point="0" svg:d="M3752 15183l-445 864" svg:viewBox="0 0 446 865">
          <text:p/>
        </draw:connector>
        <draw:connector draw:style-name="gr13" draw:text-style-name="P7" draw:layer="layout" draw:type="line" svg:x1="7.435cm" svg:y1="15.183cm" svg:x2="7.879cm" svg:y2="16.301cm" draw:start-shape="id5" draw:start-glue-point="9" draw:end-shape="id9" draw:end-glue-point="0" svg:d="M7435 15183l444 1118" svg:viewBox="0 0 445 1119">
          <text:p/>
        </draw:connector>
        <draw:custom-shape draw:style-name="gr14" draw:text-style-name="P8" xml:id="id10" draw:id="id10" draw:layer="layout" svg:width="2.413cm" svg:height="0.872cm" svg:x="13.222cm" svg:y="17.637cm">
          <text:p text:style-name="P2"><text:span text:style-name="T4">Yarn.java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line" svg:x1="14.428cm" svg:y1="17.637cm" svg:x2="14.794cm" svg:y2="15.65cm" draw:start-shape="id10" draw:start-glue-point="0" draw:end-shape="id1" draw:end-glue-point="8" svg:d="M14428 17637l366-1987" svg:viewBox="0 0 367 1988">
          <text:p/>
        </draw:connector>
        <draw:custom-shape draw:style-name="gr15" draw:text-style-name="P3" xml:id="id12" draw:id="id12" draw:layer="layout" svg:width="3.485cm" svg:height="1.27cm" svg:x="9.091cm" svg:y="6.691cm">
          <text:p text:style-name="P2"><text:span text:style-name="T1">team rep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7" draw:layer="layout" draw:type="curve" svg:x1="14.8cm" svg:y1="9.89cm" svg:x2="12.576cm" svg:y2="7.167cm" draw:start-shape="id11" draw:start-glue-point="4" draw:end-shape="id12" draw:end-glue-point="9" svg:d="M14800 9890c0-1816-741-2723-2224-2723" svg:viewBox="0 0 2225 2724">
          <text:p/>
        </draw:connector>
        <draw:connector draw:style-name="gr8" draw:text-style-name="P7" draw:layer="layout" draw:type="curve" svg:x1="9.091cm" svg:y1="7.485cm" svg:x2="5.737cm" svg:y2="9.57cm" draw:start-shape="id12" draw:start-glue-point="6" draw:end-shape="id7" draw:end-glue-point="0" svg:d="M9091 7485c-2236 0-3354 695-3354 2085" svg:viewBox="0 0 3355 2086">
          <text:p/>
        </draw:connector>
        <draw:frame draw:style-name="gr6" draw:text-style-name="P5" draw:layer="layout" svg:width="2.83cm" svg:height="0.704cm" svg:x="14.443cm" svg:y="7.848cm">
          <draw:text-box>
            <text:p><text:span text:style-name="T2">git push</text:span></text:p>
          </draw:text-box>
        </draw:frame>
        <draw:frame draw:style-name="gr6" draw:text-style-name="P5" draw:layer="layout" svg:width="2.83cm" svg:height="0.704cm" svg:x="4.302cm" svg:y="7.477cm">
          <draw:text-box>
            <text:p><text:span text:style-name="T2">git pull</text:span></text:p>
          </draw:text-box>
        </draw:frame>
        <draw:frame draw:style-name="gr16" draw:text-style-name="P9" draw:layer="layout" svg:width="3.719cm" svg:height="0.798cm" svg:x="3.948cm" svg:y="17.115cm">
          <draw:text-box>
            <text:p><text:span text:style-name="T5">Filbert's laptop</text:span></text:p>
          </draw:text-box>
        </draw:frame>
        <draw:frame draw:style-name="gr16" draw:text-style-name="P9" draw:layer="layout" svg:width="4.371cm" svg:height="0.798cm" svg:x="13.059cm" svg:y="18.487cm">
          <draw:text-box>
            <text:p><text:span text:style-name="T5">Betty Lou's laptop</text:span></text:p>
          </draw:text-box>
        </draw:frame>
        <draw:frame draw:style-name="gr16" draw:text-style-name="P9" draw:layer="layout" svg:width="2.877cm" svg:height="0.798cm" svg:x="9.382cm" svg:y="7.949cm">
          <draw:text-box>
            <text:p><text:span text:style-name="T5">github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Arial Black" svg:font-family="'Arial Black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1:52:54.285815200</meta:creation-date>
    <dc:date>2018-11-19T21:06:30.985451147</dc:date>
    <meta:editing-duration>PT2H16M40S</meta:editing-duration>
    <meta:editing-cycles>4</meta:editing-cycles>
    <meta:generator>LibreOffice/5.1.6.2$Linux_X86_64 LibreOffice_project/10m0$Build-2</meta:generator>
    <meta:document-statistic meta:object-count="35"/>
  </office:meta>
</office:document-meta>
</file>